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009900"/>
    </style:style>
    <style:style style:name="ce12" style:family="table-cell" style:parent-style-name="Default">
      <style:text-properties fo:color="#ff3333"/>
    </style:style>
    <style:style style:name="ce13" style:family="table-cell" style:parent-style-name="Default">
      <style:text-properties style:use-window-font-color="true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0" table:default-cell-style-name="ce2"/>
        <table:table-column table:style-name="co4" table:default-cell-style-name="ce2"/>
        <table:table-column table:style-name="co2" table:default-cell-style-name="ce2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lust name</text:p>
          </table:table-cell>
          <table:table-cell table:style-name="ce1" office:value-type="string" calcext:value-type="string">
            <text:p>center/rad</text:p>
          </table:table-cell>
          <table:table-cell table:style-name="ce1" office:value-type="string" calcext:value-type="string">
            <text:p>ext/dm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red_memb</text:p>
          </table:table-cell>
          <table:table-cell table:style-name="ce1" office:value-type="string" calcext:value-type="string">
            <text:p>n_gen</text:p>
          </table:table-cell>
          <table:table-cell table:style-name="ce1" office:value-type="string" calcext:value-type="string">
            <text:p>p_mut</text:p>
          </table:table-cell>
          <table:table-cell table:style-name="ce1" office:value-type="string" calcext:value-type="string">
            <text:p>n_el</text:p>
          </table:table-cell>
          <table:table-cell table:style-name="ce1" office:value-type="string" calcext:value-type="string">
            <text:p>n_ei</text:p>
          </table:table-cell>
          <table:table-cell table:style-name="ce1" office:value-type="string" calcext:value-type="string">
            <text:p>n_es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Age_lit</text:p>
          </table:table-cell>
          <table:table-cell table:style-name="ce1" office:value-type="string" calcext:value-type="string">
            <text:p>Reason for choosing</text:p>
          </table:table-cell>
          <table:table-cell table:style-name="ce1"/>
          <table:table-cell table:style-name="ce10" table:number-columns-repeated="2"/>
          <table:table-cell table:number-columns-repeated="2"/>
          <table:table-cell table:style-name="ce10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8.5" calcext:value-type="float">
            <text:p>18.5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18.7" calcext:value-type="float">
            <text:p>18.7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office:value-type="float" office:value="18.48" calcext:value-type="float">
            <text:p>18.48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MHK975</text:p>
          </table:table-cell>
          <table:table-cell table:style-name="ce7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8.56" calcext:value-type="float">
            <text:p>18.5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string" calcext:value-type="string">
            <text:p>Good fit.</text:p>
          </table:table-cell>
          <table:table-cell table:style-name="ce3"/>
          <table:table-cell table:style-name="ce11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58" calcext:value-type="float">
            <text:p>18.5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48" calcext:value-type="float">
            <text:p>18.4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18.46" calcext:value-type="float">
            <text:p>18.46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4" table:number-columns-repeated="18"/>
          <table:table-cell table:style-name="ce12"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.07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46" calcext:value-type="float">
            <text:p>18.46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4" calcext:value-type="float">
            <text:p>18.54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L218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scott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48" calcext:value-type="float">
            <text:p>18.48</text:p>
          </table:table-cell>
          <table:table-cell table:style-name="ce3" office:value-type="float" office:value="8.85" calcext:value-type="float">
            <text:p>8.8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string" calcext:value-type="string">
            <text:p>Lowest error (fits the RC)</text:p>
          </table:table-cell>
          <table:table-cell table:style-name="ce3"/>
          <table:table-cell table:style-name="ce11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58" calcext:value-type="float">
            <text:p>18.5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table:style-name="ce4" table:number-columns-repeated="18"/>
          <table:table-cell table:style-name="ce12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office:value-type="float" office:value="18.7" calcext:value-type="float">
            <text:p>18.7</text:p>
          </table:table-cell>
          <table:table-cell office:value-type="float" office:value="7.4" calcext:value-type="float">
            <text:p>7.4</text:p>
          </table:table-cell>
          <table:table-cell office:value-type="float" office:value="0.8" calcext:value-type="float">
            <text:p>0.8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18.5" calcext:value-type="float">
            <text:p>18.5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 office:value-type="float" office:value="0.6" calcext:value-type="float">
            <text:p>0.6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5" calcext:value-type="float">
            <text:p>18.5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office:value-type="string" calcext:value-type="string">
            <text:p>2 bright stars not fitted.</text:p>
          </table:table-cell>
          <table:table-cell table:style-name="ce6"/>
          <table:table-cell table:style-name="ce13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18.42" calcext:value-type="float">
            <text:p>18.4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SDL631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8.54" calcext:value-type="float">
            <text:p>18.5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1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9.2" calcext:value-type="float">
            <text:p>19.2</text:p>
          </table:table-cell>
          <table:table-cell office:value-type="float" office:value="6.4" calcext:value-type="float">
            <text:p>6.4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9.1" calcext:value-type="float">
            <text:p>19.1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9.04" calcext:value-type="float">
            <text:p>19.04</text:p>
          </table:table-cell>
          <table:table-cell table:style-name="ce6"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table:style-name="ce6"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35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8.88" calcext:value-type="float">
            <text:p>18.88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1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office:value-type="string" calcext:value-type="string">
            <text:p>A few bright stars not fitted</text:p>
          </table:table-cell>
          <table:table-cell table:style-name="ce6"/>
          <table:table-cell table:style-name="ce13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8.4" calcext:value-type="float">
            <text:p>18.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L579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office:value-type="string" calcext:value-type="string">
            <text:p>Lowest (?) likelihood.</text:p>
          </table:table-cell>
          <table:table-cell table:style-name="ce3"/>
          <table:table-cell table:style-name="ce11"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kip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5" calcext:value-type="float">
            <text:p>6.85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3"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6" calcext:value-type="float">
            <text:p>19.06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--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4" calcext:value-type="float">
            <text:p>19.0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8" calcext:value-type="float">
            <text:p>0.8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6" calcext:value-type="float">
            <text:p>18.96</text:p>
          </table:table-cell>
          <table:table-cell table:style-name="ce9" office:value-type="float" office:value="7.85" calcext:value-type="float">
            <text:p>7.85</text:p>
          </table:table-cell>
          <table:table-cell table:style-name="ce9" office:value-type="string" calcext:value-type="string">
            <text:p>--</text:p>
          </table:table-cell>
          <table:table-cell table:style-name="ce9"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96" calcext:value-type="float">
            <text:p>18.96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" calcext:value-type="float">
            <text:p>18.9</text:p>
          </table:table-cell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18.92" calcext:value-type="float">
            <text:p>18.92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  <table:table-cell office:value-type="float" office:value="18.94" calcext:value-type="float">
            <text:p>18.94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H86-9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H86-9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H86-9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H86-9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H86-9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NGC242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7.8" calcext:value-type="float">
            <text:p>7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NGC242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7.8" calcext:value-type="float">
            <text:p>7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NGC242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7.8" calcext:value-type="float">
            <text:p>7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NGC242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7.8" calcext:value-type="float">
            <text:p>7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NGC242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H86-8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19.06" calcext:value-type="float">
            <text:p>19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--</text:p>
          </table:table-cell>
          <table:table-cell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H86-8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H86-8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H86-8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H86-8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.7" calcext:value-type="float">
            <text:p>8.7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1008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0:57:46.5509275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2:12:31.084217537</meta:creation-date>
    <dc:date>2015-09-30T12:15:41.193273546</dc:date>
    <meta:editing-duration>P1DT2H55M41S</meta:editing-duration>
    <meta:editing-cycles>37</meta:editing-cycles>
    <meta:generator>LibreOffice/5.0.2.2$Linux_X86_64 LibreOffice_project/00m0$Build-2</meta:generator>
    <meta:document-statistic meta:table-count="1" meta:cell-count="982" meta:object-count="0"/>
  </office:meta>
</office:document-meta>
</file>